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ad1" officeooo:paragraph-rsid="0010aad1"/>
    </style:style>
    <style:style style:name="P2" style:family="paragraph" style:parent-style-name="Standard">
      <style:text-properties officeooo:paragraph-rsid="00145377"/>
    </style:style>
    <style:style style:name="P3" style:family="paragraph" style:parent-style-name="Standard">
      <style:text-properties officeooo:rsid="00172002" officeooo:paragraph-rsid="00172002"/>
    </style:style>
    <style:style style:name="P4" style:family="paragraph" style:parent-style-name="Text_20_body">
      <style:text-properties officeooo:rsid="000f3f94" officeooo:paragraph-rsid="000f3f94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5377" fo:background-color="#fff200" loext:char-shading-value="0"/>
    </style:style>
    <style:style style:name="T2" style:family="text">
      <style:text-properties fo:font-weight="bold"/>
    </style:style>
    <style:style style:name="T3" style:family="text">
      <style:text-properties officeooo:rsid="001814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 vous inspirant du contenu du répertoire <text:span text:style-name="Emphasis">gps/</text:span>, répondre aux questions suivantes:</text:p>
      <text:p text:style-name="Text_20_body"><text:span text:style-name="Strong_20_Emphasis">Question 1</text:span>: Qu'est ce qu'un Makefile? À quoi sert make?</text:p>
      <text:p text:style-name="P4">Un make file </text:p>
      <text:p text:style-name="Text_20_body"><text:span text:style-name="Strong_20_Emphasis">Question 2</text:span>: Quel compilateur est utilisé ici?</text:p>
      <text:p text:style-name="Text_20_body"><text:span text:style-name="Strong_20_Emphasis">Question 3</text:span>: Qu'est ce qu'une librairie partagée?</text:p>
      <text:p text:style-name="Text_20_body"><text:span text:style-name="Strong_20_Emphasis">Question 4</text:span>: Donnez un exemple de fichier C et la ligne de commande correspondante pour obtenir un binaire exécutable (un hello world par exemple).</text:p>
      <text:p text:style-name="Text_20_body"><text:span text:style-name="Strong_20_Emphasis">Question 5</text:span>: Donnez un exemple de fichier C et les lignes de commandes correspondantes pour obtenir une librairie partagée.</text:p>
      <text:p text:style-name="Standard"/>
      <text:p text:style-name="Standard"/>
      <text:p text:style-name="Standard">Question 1 : Que se passe-t-il au bout de quelques secondes? Qu’en déduisez vous?</text:p>
      <text:p text:style-name="P1">Le programme se termine par une ‘segmentation fault’</text:p>
      <text:p text:style-name="Standard"/>
      <text:p text:style-name="Standard"/>
      <text:p text:style-name="Standard">Question 2 : Quel signal a reçu le processus pour se terminer ainsi? Comment vérifiez vous le numéro du signal reçu?</text:p>
      <text:p text:style-name="Standard"/>
      <text:p text:style-name="Standard">Program terminated with signal SIGSEGV, Segmentation fault. <text:span text:style-name="T1">Le numéro du signal???</text:span></text:p>
      <text:p text:style-name="Standard"/>
      <text:p text:style-name="Standard">strlen_avx2 () at ../sysdeps/x86_64/multiarch/strlen-avx2.S:62</text:p>
      <text:p text:style-name="Standard">62</text:p>
      <text:p text:style-name="Standard"/>
      <text:p text:style-name="Standard"/>
      <text:p text:style-name="Standard">#0 <text:s/>__strlen_avx2 () at ../sysdeps/x86_64/multiarch/strlen-avx2.S:62</text:p>
      <text:p text:style-name="Standard">#1 <text:s/>0x00007fefb9d749d2 in _IO_puts (str=0x0) at ioputs.c:35</text:p>
      <text:p text:style-name="Standard">#2 <text:s/>0x00007fefba0e5aab in knot_to_kmh_str (not=5.51000023, size=6, </text:p>
      <text:p text:style-name="Standard"><text:s text:c="4"/>format=0x7fefba0e5f6f "%05.1f", kmh_str=0x7ffce5d4f172 "010.2") at nmea.c:23</text:p>
      <text:p text:style-name="Standard">#3 <text:s/>0x00007fefba0e5ef6 in nmea_vtg (vtg=0x7ffce5d4f1b0) at nmea.c:178</text:p>
      <text:p text:style-name="Standard">#4 <text:s/>0x000055db90d61c5c in write_vtg (fd=3) at gps.c:40</text:p>
      <text:p text:style-name="Standard">#5 <text:s/>0x000055db90d61ee1 in main () at gps.c:109</text:p>
      <text:p text:style-name="Standard"/>
      <text:p text:style-name="Standard"/>
      <text:p text:style-name="Standard">Question 3 : Grâce à GDB et au fichier core généré, analysez la source du problème du binaire gps. Quelle partie du code est</text:p>
      <text:p text:style-name="Standard">fausse? Pourquoi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arting program: /home/alexandre/Desktop/embsys/labs/sysprog/gps/bin/gps </text:p>
      <text:p text:style-name="Standard">/home/alexandre/Desktop/embsys/labs/sysprog/gps/bin/gps: error while loading shared libraries: libptmx.so: cannot open shared object file: No such file or directory</text:p>
      <text:p text:style-name="Standard">[Inferior 1 (process 3983) exited with code 0177]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 4 : Que se passe-t-il quand vous lancez GDB en mode interactif sur le binaire gps?</text:p>
      <text:p text:style-name="Standard"/>
      <text:p text:style-name="Standard"/>
      <text:p text:style-name="Standard"/>
      <text:p text:style-name="Standard"/>
      <text:p text:style-name="Standard">Question 5 : À quoi sert la commande ldd? Quelle information supplémentaire cela vous apporte-t-il?</text:p>
      <text:p text:style-name="Preformatted_20_Text"><text:s text:c="7"/><text:span text:style-name="T2">ldd </text:span>prints the shared objects (shared libraries) required by each</text:p>
      <text:p text:style-name="Preformatted_20_Text"><text:s text:c="7"/>program or shared object specified on the command line. <text:s/>An example</text:p>
      <text:p text:style-name="P5"><text:s text:c="7"/>of its use and output is the following:</text:p>
      <text:p text:style-name="Standard">ldd ./gps </text:p>
      <text:p text:style-name="Standard"><text:tab/>linux-vdso.so.1 (0x00007ffc97b9f000)</text:p>
      <text:p text:style-name="Standard"><text:tab/>libptmx.so =&gt; not found</text:p>
      <text:p text:style-name="Standard"><text:tab/>libnmea.so =&gt; not found</text:p>
      <text:p text:style-name="Standard"><text:tab/>libc.so.6 =&gt; /lib/x86_64-linux-gnu/libc.so.6 (0x00007f0456506000)</text:p>
      <text:p text:style-name="Standard"><text:tab/>/lib64/ld-linux-x86-64.so.2 (0x00007f0456afa000)</text:p>
      <text:p text:style-name="Standard"/>
      <text:p text:style-name="P3">Les librairies binaires ne sont pas trouvées par le programme.</text:p>
      <text:p text:style-name="Standard"/>
      <text:p text:style-name="Standard"/>
      <text:p text:style-name="Standard">Question 6 : Comment résoudre ce problème en tant qu’utilisateur? N’hésitez pas à regarder le fichier *labs/gps/run.sh*</text:p>
      <text:p text:style-name="Standard"/>
      <text:p text:style-name="Standard"/>
      <text:p text:style-name="Standard"/>
      <text:p text:style-name="Standard">Question 7 : Quelle est la différence entre les commandes s et n dans le prompt gdb suite à un breakpoint?</text:p>
      <text:p text:style-name="Standard"/>
      <text:p text:style-name="Standard"/>
      <text:p text:style-name="Standard">Question 8 : Dans quel contexte ce type d’outils peut être intéressant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35:59.187252540</meta:creation-date>
    <dc:date>2018-12-03T17:44:26.720738728</dc:date>
    <meta:editing-duration>PT48M3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2" meta:paragraph-count="40" meta:word-count="379" meta:character-count="2727" meta:non-whitespace-character-count="2347"/>
  </office:meta>
</office:document-meta>
</file>